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apons_5f_exports_5f_2013.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apons_exports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apons_5f_exports_5f_2013.csv" style:display-name="PageStyle_D_Saferworld_Transparency_of_weapons_exports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